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table:number-columns-repeated="2"/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float" office:value="1.41" calcext:value-type="float">
            <text:p>1.41</text:p>
          </table:table-cell>
          <table:table-cell table:style-name="ce2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0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10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7.3" calcext:value-type="float">
            <text:p>17.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6.6" calcext:value-type="float">
            <text:p>16.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 table:number-columns-repeated="10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3.6" calcext:value-type="float">
            <text:p>33.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1.8" calcext:value-type="float">
            <text:p>31.8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1.6" calcext:value-type="float">
            <text:p>-11.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10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9.8" calcext:value-type="float">
            <text:p>-19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6.4" calcext:value-type="float">
            <text:p>-1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8.9" calcext:value-type="float">
            <text:p>-18.9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.5" calcext:value-type="float">
            <text:p>4.5</text:p>
          </table:table-cell>
          <table:table-cell table:number-columns-repeated="1022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K-tweaking" table:style-name="ta1">
        <table:table-column table:style-name="co1" table:number-columns-repeated="8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1.8" calcext:value-type="float">
            <text:p>31.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1.6" calcext:value-type="float">
            <text:p>-11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.4" calcext:value-type="float">
            <text:p>-1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8.9" calcext:value-type="float">
            <text:p>-18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9.8" calcext:value-type="float">
            <text:p>-19.8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0.2" calcext:value-type="float">
            <text:p>60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0.3" calcext:value-type="float">
            <text:p>40.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44.5" calcext:value-type="float">
            <text:p>544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6.6" calcext:value-type="float">
            <text:p>556.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/>
          <table:table-cell table:number-columns-repeated="2" office:value-type="float" office:value="0.3" calcext:value-type="float">
            <text:p>0.3</text:p>
          </table:table-cell>
          <table:table-cell/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4" calcext:value-type="float">
            <text:p>-7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5.9" calcext:value-type="float">
            <text:p>-5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.3" calcext:value-type="float">
            <text:p>8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4" calcext:value-type="float">
            <text:p>21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3" calcext:value-type="float">
            <text:p>2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8.1" calcext:value-type="float">
            <text:p>38.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8.2" calcext:value-type="float">
            <text:p>38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table:number-columns-repeated="2"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51.1" calcext:value-type="float">
            <text:p>451.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647.4" calcext:value-type="float">
            <text:p>647.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550.4" calcext:value-type="float">
            <text:p>55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.9" calcext:value-type="float">
            <text:p>114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</table:table>
      <table:table table:name="E-tweaking" table:style-name="ta1">
        <table:table-column table:style-name="co1" table:number-columns-repeated="8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.1" calcext:value-type="float">
            <text:p>11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.8" calcext:value-type="float">
            <text:p>34.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4.8" calcext:value-type="float">
            <text:p>34.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5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AJORITY VOTING</text:p>
          </table:table-cell>
          <table:table-cell office:value-type="string" calcext:value-type="string">
            <text:p>Threads = 1</text:p>
          </table:table-cell>
          <table:table-cell table:number-columns-repeated="2"/>
          <table:table-cell office:value-type="string" calcext:value-type="string">
            <text:p>Threads = 4</text:p>
          </table:table-cell>
          <table:table-cell table:number-columns-repeated="2"/>
          <table:table-cell office:value-type="string" calcext:value-type="string">
            <text:p>Threads = 8</text:p>
          </table:table-cell>
        </table:table-row>
        <table:table-row table:style-name="ro1">
          <table:table-cell office:value-type="string" calcext:value-type="string">
            <text:p>examples/gridphysics/aliens.txt</text:p>
          </table:table-cell>
          <table:table-cell office:value-type="float" office:value="1" calcext:value-type="float">
            <text:p>1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.4" calcext:value-type="float">
            <text:p>7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s/gridphysics/butterflies.txt</text:p>
          </table:table-cell>
          <table:table-cell office:value-type="float" office:value="0.9" calcext:value-type="float">
            <text:p>0.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7.8" calcext:value-type="float">
            <text:p>3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s/gridphysics/chopper.tx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s/gridphysics/defem.tx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s/gridphysics/lemmings.txt</text:p>
          </table:table-cell>
          <table:table-cell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4:09:48.919928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1-03-29T18:10:32.510444774</meta:creation-date>
    <dc:date>2021-03-30T14:09:58.905478477</dc:date>
    <dc:creator>Luuk Nolden</dc:creator>
    <meta:editing-duration>PT3H21M11S</meta:editing-duration>
    <meta:editing-cycles>10</meta:editing-cycles>
    <meta:generator>LibreOffice/7.0.3.1$Linux_X86_64 LibreOffice_project/00$Build-1</meta:generator>
    <meta:document-statistic meta:table-count="5" meta:cell-count="1000" meta:object-count="0"/>
  </office:meta>
</office:document-meta>
</file>